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auto-grow-height="true" fo:min-height="3.507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Using Trac + Subversi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Why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Having backups of scripts is a good idea</text:p>
              </text:list-item>
              <text:list-item>
                <text:p>These tools help produce/force organization</text:p>
              </text:list-item>
              <text:list-item>
                <text:p>Help to provide reproducible results</text:p>
              </text:list-item>
              <text:list-item>
                <text:p>Provide collaboration tools</text:p>
              </text:list-item>
              <text:list-item>
                <text:p>Manage work flow and time lines</text:p>
              </text:list-item>
              <text:list-item>
                <text:p>Promotes incremental-ism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The problem: typical work flow</text:p>
          </draw:text-box>
        </draw:frame>
        <draw:frame presentation:style-name="pr4" draw:layer="layout" svg:width="25.199cm" svg:height="14.571cm" svg:x="1.4cm" svg:y="4.914cm" presentation:class="outline" presentation:user-transformed="true">
          <draw:text-box>
            <text:list text:style-name="L3">
              <text:list-item>
                <text:p>Your adviser tells you to do something</text:p>
              </text:list-item>
              <text:list-item>
                <text:p>You ssh into some machine</text:p>
              </text:list-item>
              <text:list-item>
                <text:p>You type up some code in some obscure directory on a remote machine, pray it works</text:p>
              </text:list-item>
              <text:list-item>
                <text:p>A week later, you meet with adviser and show a plot they didn't exactly ask for or they ask for a similar plot from a different dataset</text:p>
              </text:list-item>
              <text:list-item>
                <text:p>You go back and attempt to recreate the steps above, can't find directory, scripts have changed, data was moved on you by me. Aug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507cm" svg:x="1.4cm" svg:y="0.837cm" presentation:class="title">
          <draw:text-box>
            <text:p>A work flow alternative</text:p>
          </draw:text-box>
        </draw:frame>
        <draw:frame draw:name="Object 1" draw:style-name="gr2" draw:layer="layout" svg:width="25.199cm" svg:height="13.859cm" svg:x="1.4cm" svg:y="4.91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4" draw:layer="layout" svg:width="25.199cm" svg:height="14.071cm" svg:x="1.4cm" svg:y="4.914cm" presentation:class="outline" presentation:user-transformed="true">
          <draw:text-box>
            <text:list text:style-name="L3">
              <text:list-item>
                <text:p>Adviser assigns you a task (Trac ticket) and a due date (milestone)</text:p>
              </text:list-item>
              <text:list-item>
                <text:p>You comment / interact with this task by commenting on the ticket and committing code against it. <text:s/>Eventually attach plot result to ticket.</text:p>
              </text:list-item>
              <text:list-item>
                <text:p>Adviser can monitor your progress along the way, help out with code.</text:p>
              </text:list-item>
              <text:list-item>
                <text:p>When paper writing time comes, you have a documented code procedure, can easily go back to tweak / rewor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Trac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3">
              <text:list-item>
                <text:p>Is web based management software for code repositories</text:p>
              </text:list-item>
              <text:list-item>
                <text:p>Has a built in WIKI you can use</text:p>
              </text:list-item>
              <text:list-item>
                <text:p>Has a powerful ticketing system</text:p>
              </text:list-item>
              <text:list-item>
                <text:p>Has a nice online source code viewer</text:p>
              </text:list-item>
              <text:list-item>
                <text:p>Timeline viewer</text:p>
              </text:list-item>
              <text:list-item>
                <text:p>Roadmaps</text:p>
              </text:list-item>
              <text:list-item>
                <text:p>Search functionali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Subversion (svn)</text:p>
          </draw:text-box>
        </draw:frame>
        <draw:frame presentation:style-name="pr4" draw:layer="layout" svg:width="25.199cm" svg:height="15.071cm" svg:x="1.4cm" svg:y="4.914cm" presentation:class="outline" presentation:user-transformed="true">
          <draw:text-box>
            <text:list text:style-name="L3">
              <text:list-item>
                <text:p>Distributed Code Versioning System (CVS)</text:p>
              </text:list-item>
              <text:list-item>
                <text:p>Server maintains all copies of codes, you can 'update' your local copy to the current copy.</text:p>
              </text:list-item>
              <text:list-item>
                <text:p>Your local directories contain working copies of codes that you can then “commit” to the server in an iterative fashion.</text:p>
              </text:list-item>
              <text:list-item>
                <text:p>You can “checkout” previous revisions of code</text:p>
              </text:list-item>
              <text:list-item>
                <text:p>Produce “diff”erences between local and remote revisions</text:p>
              </text:list-item>
              <text:list-item>
                <text:p>View “log”s of changes to your fi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Trunk / Tags / Branches</text:p>
          </draw:text-box>
        </draw:frame>
        <draw:frame presentation:style-name="pr4" draw:layer="layout" svg:width="25.199cm" svg:height="14.571cm" svg:x="1.4cm" svg:y="4.914cm" presentation:class="outline" presentation:user-transformed="true">
          <draw:text-box>
            <text:list text:style-name="L3">
              <text:list-item>
                <text:p>Terms used by code versioning systems to manage code state</text:p>
              </text:list-item>
              <text:list-item>
                <text:p>“Trunk” is the base of all and typically where people work from.</text:p>
              </text:list-item>
              <text:list-item>
                <text:p>“Tags” are snapshots of code that can be later reverted to or referenced.</text:p>
              </text:list-item>
              <text:list-item>
                <text:p>“Branches” are deviations from trunk that can be worked on simultaneously and eventually merged back into “trunk”</text:p>
              </text:list-item>
              <text:list-item>
                <text:p>(you can ignore all this if you wish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Best Practices Summary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3">
              <text:list-item>
                <text:p>Don't upload large (10+ MB) data files into SVN</text:p>
              </text:list-item>
              <text:list-item>
                <text:p>Avoid terse svn commit messages</text:p>
              </text:list-item>
              <text:list-item>
                <text:p>Keep data files and code in separate directories</text:p>
              </text:list-item>
              <text:list-item>
                <text:p>Always start off work with 'svn update'</text:p>
              </text:list-item>
              <text:list-item>
                <text:p>Don't edit each other's files in the same directory, use two separate svn director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ryl Herzmann</meta:initial-creator>
    <meta:creation-date>2011-02-15T07:32:16</meta:creation-date>
    <meta:editing-duration>PT03H16M39S</meta:editing-duration>
    <meta:editing-cycles>6</meta:editing-cycles>
    <dc:date>2011-02-15T10:54:46</dc:date>
    <dc:creator>Daryl Herzmann</dc:creator>
    <meta:generator>OpenOffice.org/3.2$Unix OpenOffice.org_project/320m19$Build-9505</meta:generator>
    <meta:document-statistic meta:object-count="5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